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e2b" officeooo:paragraph-rsid="000c1e2b"/>
    </style:style>
    <style:style style:name="P2" style:family="paragraph" style:parent-style-name="Standard">
      <style:text-properties officeooo:rsid="000c1e2b" officeooo:paragraph-rsid="000c1e2b"/>
    </style:style>
    <style:style style:name="P3" style:family="paragraph" style:parent-style-name="Standard">
      <style:text-properties officeooo:rsid="000e10b4" officeooo:paragraph-rsid="000e10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susb -vv -d 046d:0837</text:p>
      <text:p text:style-name="P3">lsusb -v</text:p>
      <text:p text:style-name="P3"/>
      <text:p text:style-name="P1"/>
      <text:p text:style-name="P1"/>
      <text:p text:style-name="P1">Bus 003 Device 024: ID 046d:0837 Logitech, Inc. BCC950 ConferenceCam</text:p>
      <text:p text:style-name="P1">Couldn't open device, some information will be missing</text:p>
      <text:p text:style-name="P1">Device Descriptor:</text:p>
      <text:p text:style-name="P1"><text:s text:c="2"/>bLength <text:s text:c="15"/>18</text:p>
      <text:p text:style-name="P1"><text:s text:c="2"/>bDescriptorType <text:s text:c="8"/>1</text:p>
      <text:p text:style-name="P1"><text:s text:c="2"/>bcdUSB <text:s text:c="14"/>2.00</text:p>
      <text:p text:style-name="P1"><text:s text:c="2"/>bDeviceClass <text:s text:c="9"/>239 Miscellaneous Device</text:p>
      <text:p text:style-name="P1"><text:s text:c="2"/>bDeviceSubClass <text:s text:c="8"/>2 ?</text:p>
      <text:p text:style-name="P1"><text:s text:c="2"/>bDeviceProtocol <text:s text:c="8"/>1 Interface Association</text:p>
      <text:p text:style-name="P1"><text:s text:c="2"/>bMaxPacketSize0 <text:s text:c="7"/>64</text:p>
      <text:p text:style-name="P1"><text:s text:c="2"/>idVendor <text:s text:c="10"/>0x046d Logitech, Inc.</text:p>
      <text:p text:style-name="P1"><text:s text:c="2"/>idProduct <text:s text:c="9"/>0x0837 BCC950 ConferenceCam</text:p>
      <text:p text:style-name="P1"><text:s text:c="2"/>bcdDevice <text:s text:c="11"/>0.11</text:p>
      <text:p text:style-name="P1"><text:s text:c="2"/>iManufacturer <text:s text:c="10"/>0 </text:p>
      <text:p text:style-name="P1"><text:s text:c="2"/>iProduct <text:s text:c="15"/>2 </text:p>
      <text:p text:style-name="P1"><text:s text:c="2"/>iSerial <text:s text:c="16"/>0 </text:p>
      <text:p text:style-name="P1"><text:s text:c="2"/>bNumConfigurations <text:s text:c="5"/>1</text:p>
      <text:p text:style-name="P1"><text:s text:c="2"/>Configuration Descriptor:</text:p>
      <text:p text:style-name="P1"><text:s text:c="4"/>bLength <text:s text:c="16"/>9</text:p>
      <text:p text:style-name="P1"><text:s text:c="4"/>bDescriptorType <text:s text:c="8"/>2</text:p>
      <text:p text:style-name="P1"><text:s text:c="4"/>wTotalLength <text:s text:c="8"/>2331</text:p>
      <text:p text:style-name="P1"><text:s text:c="4"/>bNumInterfaces <text:s text:c="9"/>3</text:p>
      <text:p text:style-name="P1"><text:s text:c="4"/>bConfigurationValue <text:s text:c="4"/>1</text:p>
      <text:p text:style-name="P1"><text:s text:c="4"/>iConfiguration <text:s text:c="9"/>0 </text:p>
      <text:p text:style-name="P1"><text:s text:c="4"/>bmAttributes <text:s text:c="8"/>0x80</text:p>
      <text:p text:style-name="P1"><text:s text:c="6"/>(Bus Powered)</text:p>
      <text:p text:style-name="P1"><text:s text:c="4"/>MaxPower <text:s text:c="13"/>500mA</text:p>
      <text:p text:style-name="P1"><text:s text:c="4"/>Interface Association:</text:p>
      <text:p text:style-name="P1"><text:s text:c="6"/>bLength <text:s text:c="16"/>8</text:p>
      <text:p text:style-name="P1"><text:s text:c="6"/>bDescriptorType <text:s text:c="7"/>11</text:p>
      <text:p text:style-name="P1"><text:s text:c="6"/>bFirstInterface <text:s text:c="8"/>0</text:p>
      <text:p text:style-name="P1"><text:s text:c="6"/>bInterfaceCount <text:s text:c="8"/>2</text:p>
      <text:p text:style-name="P1"><text:s text:c="6"/>bFunctionClass <text:s text:c="8"/>14 Video</text:p>
      <text:p text:style-name="P1"><text:s text:c="6"/>bFunctionSubClass <text:s text:c="6"/>3 Video Interface Collection</text:p>
      <text:p text:style-name="P1"><text:s text:c="6"/>bFunctionProtocol <text:s text:c="6"/>0 </text:p>
      <text:p text:style-name="P1"><text:s text:c="6"/>iFunction <text:s text:c="14"/>0 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0</text:p>
      <text:p text:style-name="P1"><text:s text:c="6"/>bAlternateSetting <text:s text:c="6"/>0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1 Video Control</text:p>
      <text:p text:style-name="P1"><text:s text:c="6"/>bInterfaceProtocol <text:s text:c="5"/>0 </text:p>
      <text:p text:style-name="P1"><text:s text:c="6"/>iInterface <text:s text:c="13"/>0 </text:p>
      <text:p text:style-name="P1"><text:s text:c="6"/>VideoControl Interface Descriptor:</text:p>
      <text:p text:style-name="P1"><text:soft-page-break/><text:s text:c="8"/>bLength <text:s text:c="15"/>13</text:p>
      <text:p text:style-name="P1"><text:s text:c="8"/>bDescriptorType <text:s text:c="7"/>36</text:p>
      <text:p text:style-name="P1"><text:s text:c="8"/>bDescriptorSubtype <text:s text:c="5"/>1 (HEADER)</text:p>
      <text:p text:style-name="P1"><text:s text:c="8"/>bcdUVC <text:s text:c="14"/>1.00</text:p>
      <text:p text:style-name="P1"><text:s text:c="8"/>wTotalLength <text:s text:c="9"/>214</text:p>
      <text:p text:style-name="P1"><text:s text:c="8"/>dwClockFrequency <text:s text:c="5"/>300.000000MHz</text:p>
      <text:p text:style-name="P1"><text:s text:c="8"/>bInCollection <text:s text:c="10"/>1</text:p>
      <text:p text:style-name="P1"><text:s text:c="8"/>baInterfaceNr( 0) <text:s text:c="6"/>1</text:p>
      <text:p text:style-name="P1"><text:s text:c="6"/>VideoControl Interface Descriptor:</text:p>
      <text:p text:style-name="P1"><text:s text:c="8"/>bLength <text:s text:c="15"/>18</text:p>
      <text:p text:style-name="P1"><text:s text:c="8"/>bDescriptorType <text:s text:c="7"/>36</text:p>
      <text:p text:style-name="P1"><text:s text:c="8"/>bDescriptorSubtype <text:s text:c="5"/>2 (INPUT_TERMINAL)</text:p>
      <text:p text:style-name="P1"><text:s text:c="8"/>bTerminalID <text:s text:c="12"/>1</text:p>
      <text:p text:style-name="P1"><text:s text:c="8"/>wTerminalType <text:s text:c="5"/>0x0201 Camera Sensor</text:p>
      <text:p text:style-name="P1"><text:s text:c="8"/>bAssocTerminal <text:s text:c="9"/>0</text:p>
      <text:p text:style-name="P1"><text:s text:c="8"/>iTerminal <text:s text:c="14"/>0 </text:p>
      <text:p text:style-name="P1"><text:s text:c="8"/>wObjectiveFocalLengthMin <text:s text:c="5"/>0</text:p>
      <text:p text:style-name="P1"><text:s text:c="8"/>wObjectiveFocalLengthMax <text:s text:c="5"/>0</text:p>
      <text:p text:style-name="P1"><text:s text:c="8"/>wOcularFocalLength <text:s text:c="11"/>0</text:p>
      <text:p text:style-name="P1"><text:s text:c="8"/>bControlSize <text:s text:c="17"/>3</text:p>
      <text:p text:style-name="P1"><text:s text:c="8"/>bmControls <text:s text:c="10"/>0x0002122e</text:p>
      <text:p text:style-name="P1"><text:s text:c="10"/>Auto-Exposure Mode</text:p>
      <text:p text:style-name="P1"><text:s text:c="10"/>Auto-Exposure Priority</text:p>
      <text:p text:style-name="P1"><text:s text:c="10"/>Exposure Time (Absolute)</text:p>
      <text:p text:style-name="P1"><text:s text:c="10"/>Focus (Absolute)</text:p>
      <text:p text:style-name="P1"><text:s text:c="10"/>Zoom (Absolute)</text:p>
      <text:p text:style-name="P1"><text:s text:c="10"/>PanTilt (Relative)</text:p>
      <text:p text:style-name="P1"><text:s text:c="10"/>Focus, Auto</text:p>
      <text:p text:style-name="P1"><text:s text:c="6"/>VideoControl Interface Descriptor:</text:p>
      <text:p text:style-name="P1"><text:s text:c="8"/>bLength <text:s text:c="15"/>11</text:p>
      <text:p text:style-name="P1"><text:s text:c="8"/>bDescriptorType <text:s text:c="7"/>36</text:p>
      <text:p text:style-name="P1"><text:s text:c="8"/>bDescriptorSubtype <text:s text:c="5"/>5 (PROCESSING_UNIT)</text:p>
      <text:p text:style-name="P1"><text:s text:c="6"/>Warning: Descriptor too short</text:p>
      <text:p text:style-name="P1"><text:s text:c="8"/>bUnitID <text:s text:c="16"/>3</text:p>
      <text:p text:style-name="P1"><text:s text:c="8"/>bSourceID <text:s text:c="14"/>1</text:p>
      <text:p text:style-name="P1"><text:s text:c="8"/>wMaxMultiplier <text:s text:c="5"/>16384</text:p>
      <text:p text:style-name="P1"><text:s text:c="8"/>bControlSize <text:s text:c="11"/>2</text:p>
      <text:p text:style-name="P1"><text:s text:c="8"/>bmControls <text:s text:c="4"/>0x0000175b</text:p>
      <text:p text:style-name="P1"><text:s text:c="10"/>Brightness</text:p>
      <text:p text:style-name="P1"><text:s text:c="10"/>Contrast</text:p>
      <text:p text:style-name="P1"><text:s text:c="10"/>Saturation</text:p>
      <text:p text:style-name="P1"><text:s text:c="10"/>Sharpness</text:p>
      <text:p text:style-name="P1"><text:s text:c="10"/>White Balance Temperature</text:p>
      <text:p text:style-name="P1"><text:s text:c="10"/>Backlight Compensation</text:p>
      <text:p text:style-name="P1"><text:s text:c="10"/>Gain</text:p>
      <text:p text:style-name="P1"><text:s text:c="10"/>Power Line Frequency</text:p>
      <text:p text:style-name="P1"><text:s text:c="10"/>White Balance Temperature, Auto</text:p>
      <text:p text:style-name="P1"><text:s text:c="8"/>iProcessing <text:s text:c="12"/>0 </text:p>
      <text:p text:style-name="P1"><text:s text:c="8"/>bmVideoStandards <text:s text:c="4"/>0x1b</text:p>
      <text:p text:style-name="P1"><text:s text:c="10"/>None</text:p>
      <text:p text:style-name="P1"><text:s text:c="10"/>NTSC - 525/60</text:p>
      <text:p text:style-name="P1"><text:s text:c="10"/>SECAM - 625/50</text:p>
      <text:p text:style-name="P1"><text:soft-page-break/><text:s text:c="10"/>NTSC - 625/50</text:p>
      <text:p text:style-name="P1"><text:s text:c="6"/>VideoControl Interface Descriptor:</text:p>
      <text:p text:style-name="P1"><text:s text:c="8"/>bLength <text:s text:c="15"/>27</text:p>
      <text:p text:style-name="P1"><text:s text:c="8"/>bDescriptorType <text:s text:c="7"/>36</text:p>
      <text:p text:style-name="P1"><text:s text:c="8"/>bDescriptorSubtype <text:s text:c="5"/>6 (EXTENSION_UNIT)</text:p>
      <text:p text:style-name="P1"><text:s text:c="8"/>bUnitID <text:s text:c="16"/>6</text:p>
      <text:p text:style-name="P1"><text:s text:c="8"/>guidExtensionCode <text:s text:c="8"/>{d09ee423-7811-314f-ae52-d2fb8a8d3b48}</text:p>
      <text:p text:style-name="P1"><text:s text:c="8"/>bNumControl <text:s text:c="11"/>10</text:p>
      <text:p text:style-name="P1"><text:s text:c="8"/>bNrPins <text:s text:c="16"/>1</text:p>
      <text:p text:style-name="P1"><text:s text:c="8"/>baSourceID( 0) <text:s text:c="9"/>3</text:p>
      <text:p text:style-name="P1"><text:s text:c="8"/>bControlSize <text:s text:c="11"/>2</text:p>
      <text:p text:style-name="P1"><text:s text:c="8"/>bmControls( 0) <text:s text:c="6"/>0xff</text:p>
      <text:p text:style-name="P1"><text:s text:c="8"/>bmControls( 1) <text:s text:c="6"/>0x03</text:p>
      <text:p text:style-name="P1"><text:s text:c="8"/>iExtension <text:s text:c="13"/>0 </text:p>
      <text:p text:style-name="P1"><text:s text:c="6"/>VideoControl Interface Descriptor:</text:p>
      <text:p text:style-name="P1"><text:s text:c="8"/>bLength <text:s text:c="15"/>27</text:p>
      <text:p text:style-name="P1"><text:s text:c="8"/>bDescriptorType <text:s text:c="7"/>36</text:p>
      <text:p text:style-name="P1"><text:s text:c="8"/>bDescriptorSubtype <text:s text:c="5"/>6 (EXTENSION_UNIT)</text:p>
      <text:p text:style-name="P1"><text:s text:c="8"/>bUnitID <text:s text:c="16"/>8</text:p>
      <text:p text:style-name="P1"><text:s text:c="8"/>guidExtensionCode <text:s text:c="8"/>{e48e6769-0f41-db40-a850-7420d7d8240e}</text:p>
      <text:p text:style-name="P1"><text:s text:c="8"/>bNumControl <text:s text:c="12"/>7</text:p>
      <text:p text:style-name="P1"><text:s text:c="8"/>bNrPins <text:s text:c="16"/>1</text:p>
      <text:p text:style-name="P1"><text:s text:c="8"/>baSourceID( 0) <text:s text:c="9"/>1</text:p>
      <text:p text:style-name="P1"><text:s text:c="8"/>bControlSize <text:s text:c="11"/>2</text:p>
      <text:p text:style-name="P1"><text:s text:c="8"/>bmControls( 0) <text:s text:c="6"/>0x3b</text:p>
      <text:p text:style-name="P1"><text:s text:c="8"/>bmControls( 1) <text:s text:c="6"/>0x03</text:p>
      <text:p text:style-name="P1"><text:s text:c="8"/>iExtension <text:s text:c="13"/>0 </text:p>
      <text:p text:style-name="P1"><text:s text:c="6"/>VideoControl Interface Descriptor:</text:p>
      <text:p text:style-name="P1"><text:s text:c="8"/>bLength <text:s text:c="15"/>28</text:p>
      <text:p text:style-name="P1"><text:s text:c="8"/>bDescriptorType <text:s text:c="7"/>36</text:p>
      <text:p text:style-name="P1"><text:s text:c="8"/>bDescriptorSubtype <text:s text:c="5"/>6 (EXTENSION_UNIT)</text:p>
      <text:p text:style-name="P1"><text:s text:c="8"/>bUnitID <text:s text:c="16"/>9</text:p>
      <text:p text:style-name="P1"><text:s text:c="8"/>guidExtensionCode <text:s text:c="8"/>{a94c5d1f-11de-8744-840d-50933c8ec8d1}</text:p>
      <text:p text:style-name="P1"><text:s text:c="8"/>bNumControl <text:s text:c="11"/>16</text:p>
      <text:p text:style-name="P1"><text:s text:c="8"/>bNrPins <text:s text:c="16"/>1</text:p>
      <text:p text:style-name="P1"><text:s text:c="8"/>baSourceID( 0) <text:s text:c="9"/>1</text:p>
      <text:p text:style-name="P1"><text:s text:c="8"/>bControlSize <text:s text:c="11"/>3</text:p>
      <text:p text:style-name="P1"><text:s text:c="8"/>bmControls( 0) <text:s text:c="6"/>0xf3</text:p>
      <text:p text:style-name="P1"><text:s text:c="8"/>bmControls( 1) <text:s text:c="6"/>0xff</text:p>
      <text:p text:style-name="P1"><text:s text:c="8"/>bmControls( 2) <text:s text:c="6"/>0x03</text:p>
      <text:p text:style-name="P1"><text:s text:c="8"/>iExtension <text:s text:c="13"/>0 </text:p>
      <text:p text:style-name="P1"><text:s text:c="6"/>VideoControl Interface Descriptor:</text:p>
      <text:p text:style-name="P1"><text:s text:c="8"/>bLength <text:s text:c="15"/>27</text:p>
      <text:p text:style-name="P1"><text:s text:c="8"/>bDescriptorType <text:s text:c="7"/>36</text:p>
      <text:p text:style-name="P1"><text:s text:c="8"/>bDescriptorSubtype <text:s text:c="5"/>6 (EXTENSION_UNIT)</text:p>
      <text:p text:style-name="P1"><text:s text:c="8"/>bUnitID <text:s text:c="15"/>10</text:p>
      <text:p text:style-name="P1"><text:s text:c="8"/>guidExtensionCode <text:s text:c="8"/>{1502e449-34f4-fe47-b158-0e885023e51b}</text:p>
      <text:p text:style-name="P1"><text:s text:c="8"/>bNumControl <text:s text:c="12"/>7</text:p>
      <text:p text:style-name="P1"><text:s text:c="8"/>bNrPins <text:s text:c="16"/>1</text:p>
      <text:p text:style-name="P1"><text:s text:c="8"/>baSourceID( 0) <text:s text:c="9"/>1</text:p>
      <text:p text:style-name="P1"><text:s text:c="8"/>bControlSize <text:s text:c="11"/>2</text:p>
      <text:p text:style-name="P1"><text:s text:c="8"/>bmControls( 0) <text:s text:c="6"/>0xaa</text:p>
      <text:p text:style-name="P1"><text:soft-page-break/><text:s text:c="8"/>bmControls( 1) <text:s text:c="6"/>0x07</text:p>
      <text:p text:style-name="P1"><text:s text:c="8"/>iExtension <text:s text:c="13"/>0 </text:p>
      <text:p text:style-name="P1"><text:s text:c="6"/>VideoControl Interface Descriptor:</text:p>
      <text:p text:style-name="P1"><text:s text:c="8"/>bLength <text:s text:c="15"/>27</text:p>
      <text:p text:style-name="P1"><text:s text:c="8"/>bDescriptorType <text:s text:c="7"/>36</text:p>
      <text:p text:style-name="P1"><text:s text:c="8"/>bDescriptorSubtype <text:s text:c="5"/>6 (EXTENSION_UNIT)</text:p>
      <text:p text:style-name="P1"><text:s text:c="8"/>bUnitID <text:s text:c="15"/>11</text:p>
      <text:p text:style-name="P1"><text:s text:c="8"/>guidExtensionCode <text:s text:c="8"/>{212de5ff-3080-2c4e-82d9-f587d00540bd}</text:p>
      <text:p text:style-name="P1"><text:s text:c="8"/>bNumControl <text:s text:c="12"/>6</text:p>
      <text:p text:style-name="P1"><text:s text:c="8"/>bNrPins <text:s text:c="16"/>1</text:p>
      <text:p text:style-name="P1"><text:s text:c="8"/>baSourceID( 0) <text:s text:c="9"/>1</text:p>
      <text:p text:style-name="P1"><text:s text:c="8"/>bControlSize <text:s text:c="11"/>2</text:p>
      <text:p text:style-name="P1"><text:s text:c="8"/>bmControls( 0) <text:s text:c="6"/>0x07</text:p>
      <text:p text:style-name="P1"><text:s text:c="8"/>bmControls( 1) <text:s text:c="6"/>0x83</text:p>
      <text:p text:style-name="P1"><text:s text:c="8"/>iExtension <text:s text:c="13"/>0 </text:p>
      <text:p text:style-name="P1"><text:s text:c="6"/>VideoControl Interface Descriptor:</text:p>
      <text:p text:style-name="P1"><text:s text:c="8"/>bLength <text:s text:c="15"/>27</text:p>
      <text:p text:style-name="P1"><text:s text:c="8"/>bDescriptorType <text:s text:c="7"/>36</text:p>
      <text:p text:style-name="P1"><text:s text:c="8"/>bDescriptorSubtype <text:s text:c="5"/>6 (EXTENSION_UNIT)</text:p>
      <text:p text:style-name="P1"><text:s text:c="8"/>bUnitID <text:s text:c="15"/>12</text:p>
      <text:p text:style-name="P1"><text:s text:c="8"/>guidExtensionCode <text:s text:c="8"/>{41769ea2-04de-e347-8b2b-f4341aff003b}</text:p>
      <text:p text:style-name="P1"><text:s text:c="8"/>bNumControl <text:s text:c="11"/>11</text:p>
      <text:p text:style-name="P1"><text:s text:c="8"/>bNrPins <text:s text:c="16"/>1</text:p>
      <text:p text:style-name="P1"><text:s text:c="8"/>baSourceID( 0) <text:s text:c="9"/>3</text:p>
      <text:p text:style-name="P1"><text:s text:c="8"/>bControlSize <text:s text:c="11"/>2</text:p>
      <text:p text:style-name="P1"><text:s text:c="8"/>bmControls( 0) <text:s text:c="6"/>0x07</text:p>
      <text:p text:style-name="P1"><text:s text:c="8"/>bmControls( 1) <text:s text:c="6"/>0x7f</text:p>
      <text:p text:style-name="P1"><text:s text:c="8"/>iExtension <text:s text:c="13"/>0 </text:p>
      <text:p text:style-name="P1"><text:s text:c="6"/>VideoControl Interface Descriptor:</text:p>
      <text:p text:style-name="P1"><text:s text:c="8"/>bLength <text:s text:c="16"/>9</text:p>
      <text:p text:style-name="P1"><text:s text:c="8"/>bDescriptorType <text:s text:c="7"/>36</text:p>
      <text:p text:style-name="P1"><text:s text:c="8"/>bDescriptorSubtype <text:s text:c="5"/>3 (OUTPUT_TERMINAL)</text:p>
      <text:p text:style-name="P1"><text:s text:c="8"/>bTerminalID <text:s text:c="12"/>4</text:p>
      <text:p text:style-name="P1"><text:s text:c="8"/>wTerminalType <text:s text:c="5"/>0x0101 USB Streaming</text:p>
      <text:p text:style-name="P1"><text:s text:c="8"/>bAssocTerminal <text:s text:c="9"/>0</text:p>
      <text:p text:style-name="P1"><text:s text:c="8"/>bSourceID <text:s text:c="14"/>3</text:p>
      <text:p text:style-name="P1"><text:s text:c="8"/>iTerminal <text:s text:c="14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3 <text:s/>EP 3 IN</text:p>
      <text:p text:style-name="P1"><text:s text:c="8"/>bmAttributes <text:s text:c="11"/>3</text:p>
      <text:p text:style-name="P1"><text:s text:c="10"/>Transfer Type <text:s text:c="11"/>Interrupt</text:p>
      <text:p text:style-name="P1"><text:s text:c="10"/>Synch Type <text:s text:c="14"/>None</text:p>
      <text:p text:style-name="P1"><text:s text:c="10"/>Usage Type <text:s text:c="14"/>Data</text:p>
      <text:p text:style-name="P1"><text:s text:c="8"/>wMaxPacketSize <text:s text:c="4"/>0x0040 <text:s/>1x 64 bytes</text:p>
      <text:p text:style-name="P1"><text:s text:c="8"/>bInterval <text:s text:c="14"/>8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0</text:p>
      <text:p text:style-name="P1"><text:soft-page-break/><text:s text:c="6"/>bNumEndpoints <text:s text:c="10"/>0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VideoStreaming Interface Descriptor:</text:p>
      <text:p text:style-name="P1"><text:s text:c="8"/>bLength <text:s text:c="27"/>15</text:p>
      <text:p text:style-name="P1"><text:s text:c="8"/>bDescriptorType <text:s text:c="19"/>36</text:p>
      <text:p text:style-name="P1"><text:s text:c="8"/>bDescriptorSubtype <text:s text:c="17"/>1 (INPUT_HEADER)</text:p>
      <text:p text:style-name="P1"><text:s text:c="8"/>bNumFormats <text:s text:c="24"/>2</text:p>
      <text:p text:style-name="P1"><text:s text:c="8"/>wTotalLength <text:s text:c="20"/>1869</text:p>
      <text:p text:style-name="P1"><text:s text:c="8"/>bEndPointAddress <text:s text:c="17"/>129</text:p>
      <text:p text:style-name="P1"><text:s text:c="8"/>bmInfo <text:s text:c="29"/>0</text:p>
      <text:p text:style-name="P1"><text:s text:c="8"/>bTerminalLink <text:s text:c="22"/>4</text:p>
      <text:p text:style-name="P1"><text:s text:c="8"/>bStillCaptureMethod <text:s text:c="16"/>0</text:p>
      <text:p text:style-name="P1"><text:s text:c="8"/>bTriggerSupport <text:s text:c="20"/>0</text:p>
      <text:p text:style-name="P1"><text:s text:c="8"/>bTriggerUsage <text:s text:c="22"/>0</text:p>
      <text:p text:style-name="P1"><text:s text:c="8"/>bControlSize <text:s text:c="23"/>1</text:p>
      <text:p text:style-name="P1"><text:s text:c="8"/>bmaControls( 0) <text:s text:c="19"/>27</text:p>
      <text:p text:style-name="P1"><text:s text:c="8"/>bmaControls( 1) <text:s text:c="19"/>27</text:p>
      <text:p text:style-name="P1"><text:s text:c="6"/>VideoStreaming Interface Descriptor:</text:p>
      <text:p text:style-name="P1"><text:s text:c="8"/>bLength <text:s text:c="27"/>27</text:p>
      <text:p text:style-name="P1"><text:s text:c="8"/>bDescriptorType <text:s text:c="19"/>36</text:p>
      <text:p text:style-name="P1"><text:s text:c="8"/>bDescriptorSubtype <text:s text:c="17"/>4 (FORMAT_UNCOMPRESSED)</text:p>
      <text:p text:style-name="P1"><text:s text:c="8"/>bFormatIndex <text:s text:c="23"/>1</text:p>
      <text:p text:style-name="P1"><text:s text:c="8"/>bNumFrameDescriptors <text:s text:c="14"/>19</text:p>
      <text:p text:style-name="P1"><text:s text:c="8"/>guidFormat <text:s text:c="27"/>{59555932-0000-1000-8000-00aa00389b71}</text:p>
      <text:p text:style-name="P1"><text:s text:c="8"/>bBitsPerPixel <text:s text:c="21"/>16</text:p>
      <text:p text:style-name="P1"><text:s text:c="8"/>bDefaultFrameIndex <text:s text:c="17"/>1</text:p>
      <text:p text:style-name="P1"><text:s text:c="8"/>bAspectRatioX <text:s text:c="22"/>0</text:p>
      <text:p text:style-name="P1"><text:s text:c="8"/>bAspectRatioY <text:s text:c="22"/>0</text:p>
      <text:p text:style-name="P1"><text:s text:c="8"/>bmInterlaceFlags <text:s text:c="16"/>0x00</text:p>
      <text:p text:style-name="P1"><text:s text:c="10"/>Interlaced stream or variable: No</text:p>
      <text:p text:style-name="P1"><text:s text:c="10"/>Fields per frame: 2 fields</text:p>
      <text:p text:style-name="P1"><text:s text:c="10"/>Field 1 first: No</text:p>
      <text:p text:style-name="P1"><text:s text:c="10"/>Field pattern: Field 1 only</text:p>
      <text:p text:style-name="P1"><text:s text:c="10"/>bCopyProtect <text:s text:c="21"/>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1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640</text:p>
      <text:p text:style-name="P1"><text:s text:c="8"/>wHeight <text:s text:c="26"/>480</text:p>
      <text:p text:style-name="P1"><text:s text:c="8"/>dwMinBitRate <text:s text:c="16"/>24576000</text:p>
      <text:p text:style-name="P1"><text:s text:c="8"/>dwMaxBitRate <text:s text:c="15"/>147456000</text:p>
      <text:p text:style-name="P1"><text:s text:c="8"/>dwMaxVideoFrameBufferSize <text:s text:c="5"/>6144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oft-page-break/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2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160</text:p>
      <text:p text:style-name="P1"><text:s text:c="8"/>wHeight <text:s text:c="27"/>90</text:p>
      <text:p text:style-name="P1"><text:s text:c="8"/>dwMinBitRate <text:s text:c="17"/>1152000</text:p>
      <text:p text:style-name="P1"><text:s text:c="8"/>dwMaxBitRate <text:s text:c="17"/>6912000</text:p>
      <text:p text:style-name="P1"><text:s text:c="8"/>dwMaxVideoFrameBufferSize <text:s text:c="6"/>288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3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160</text:p>
      <text:p text:style-name="P1"><text:s text:c="8"/>wHeight <text:s text:c="26"/>120</text:p>
      <text:p text:style-name="P1"><text:s text:c="8"/>dwMinBitRate <text:s text:c="17"/>1536000</text:p>
      <text:p text:style-name="P1"><text:s text:c="8"/>dwMaxBitRate <text:s text:c="17"/>9216000</text:p>
      <text:p text:style-name="P1"><text:s text:c="8"/>dwMaxVideoFrameBufferSize <text:s text:c="6"/>384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oft-page-break/><text:s text:c="8"/>bFrameIndex <text:s text:c="24"/>4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176</text:p>
      <text:p text:style-name="P1"><text:s text:c="8"/>wHeight <text:s text:c="26"/>144</text:p>
      <text:p text:style-name="P1"><text:s text:c="8"/>dwMinBitRate <text:s text:c="17"/>2027520</text:p>
      <text:p text:style-name="P1"><text:s text:c="8"/>dwMaxBitRate <text:s text:c="16"/>12165120</text:p>
      <text:p text:style-name="P1"><text:s text:c="8"/>dwMaxVideoFrameBufferSize <text:s text:c="6"/>50688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5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320</text:p>
      <text:p text:style-name="P1"><text:s text:c="8"/>wHeight <text:s text:c="26"/>180</text:p>
      <text:p text:style-name="P1"><text:s text:c="8"/>dwMinBitRate <text:s text:c="17"/>4608000</text:p>
      <text:p text:style-name="P1"><text:s text:c="8"/>dwMaxBitRate <text:s text:c="16"/>27648000</text:p>
      <text:p text:style-name="P1"><text:s text:c="8"/>dwMaxVideoFrameBufferSize <text:s text:c="5"/>1152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6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320</text:p>
      <text:p text:style-name="P1"><text:s text:c="8"/>wHeight <text:s text:c="26"/>240</text:p>
      <text:p text:style-name="P1"><text:s text:c="8"/>dwMinBitRate <text:s text:c="17"/>6144000</text:p>
      <text:p text:style-name="P1"><text:s text:c="8"/>dwMaxBitRate <text:s text:c="16"/>36864000</text:p>
      <text:p text:style-name="P1"><text:s text:c="8"/>dwMaxVideoFrameBufferSize <text:s text:c="5"/>153600</text:p>
      <text:p text:style-name="P1"><text:s text:c="8"/>dwDefaultFrameInterval <text:s text:c="8"/>333333</text:p>
      <text:p text:style-name="P1"><text:s text:c="8"/>bFrameIntervalType <text:s text:c="17"/>7</text:p>
      <text:p text:style-name="P1"><text:soft-page-break/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7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352</text:p>
      <text:p text:style-name="P1"><text:s text:c="8"/>wHeight <text:s text:c="26"/>288</text:p>
      <text:p text:style-name="P1"><text:s text:c="8"/>dwMinBitRate <text:s text:c="17"/>8110080</text:p>
      <text:p text:style-name="P1"><text:s text:c="8"/>dwMaxBitRate <text:s text:c="16"/>48660480</text:p>
      <text:p text:style-name="P1"><text:s text:c="8"/>dwMaxVideoFrameBufferSize <text:s text:c="5"/>202752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4"/>8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432</text:p>
      <text:p text:style-name="P1"><text:s text:c="8"/>wHeight <text:s text:c="26"/>240</text:p>
      <text:p text:style-name="P1"><text:s text:c="8"/>dwMinBitRate <text:s text:c="17"/>8294400</text:p>
      <text:p text:style-name="P1"><text:s text:c="8"/>dwMaxBitRate <text:s text:c="16"/>49766400</text:p>
      <text:p text:style-name="P1"><text:s text:c="8"/>dwMaxVideoFrameBufferSize <text:s text:c="5"/>20736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oft-page-break/><text:s text:c="8"/>bDescriptorSubtype <text:s text:c="17"/>5 (FRAME_UNCOMPRESSED)</text:p>
      <text:p text:style-name="P1"><text:s text:c="8"/>bFrameIndex <text:s text:c="24"/>9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640</text:p>
      <text:p text:style-name="P1"><text:s text:c="8"/>wHeight <text:s text:c="26"/>360</text:p>
      <text:p text:style-name="P1"><text:s text:c="8"/>dwMinBitRate <text:s text:c="16"/>18432000</text:p>
      <text:p text:style-name="P1"><text:s text:c="8"/>dwMaxBitRate <text:s text:c="15"/>110592000</text:p>
      <text:p text:style-name="P1"><text:s text:c="8"/>dwMaxVideoFrameBufferSize <text:s text:c="5"/>4608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0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800</text:p>
      <text:p text:style-name="P1"><text:s text:c="8"/>wHeight <text:s text:c="26"/>448</text:p>
      <text:p text:style-name="P1"><text:s text:c="8"/>dwMinBitRate <text:s text:c="16"/>28672000</text:p>
      <text:p text:style-name="P1"><text:s text:c="8"/>dwMaxBitRate <text:s text:c="15"/>172032000</text:p>
      <text:p text:style-name="P1"><text:s text:c="8"/>dwMaxVideoFrameBufferSize <text:s text:c="5"/>7168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0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1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800</text:p>
      <text:p text:style-name="P1"><text:s text:c="8"/>wHeight <text:s text:c="26"/>600</text:p>
      <text:p text:style-name="P1"><text:s text:c="8"/>dwMinBitRate <text:s text:c="16"/>38400000</text:p>
      <text:p text:style-name="P1"><text:s text:c="8"/>dwMaxBitRate <text:s text:c="15"/>184320000</text:p>
      <text:p text:style-name="P1"><text:s text:c="8"/>dwMaxVideoFrameBufferSize <text:s text:c="5"/>960000</text:p>
      <text:p text:style-name="P1"><text:s text:c="8"/>dwDefaultFrameInterval <text:s text:c="8"/>416666</text:p>
      <text:p text:style-name="P1"><text:soft-page-break/><text:s text:c="8"/>bFrameIntervalType <text:s text:c="17"/>6</text:p>
      <text:p text:style-name="P1"><text:s text:c="8"/>dwFrameInterval( 0) <text:s text:c="11"/>416666</text:p>
      <text:p text:style-name="P1"><text:s text:c="8"/>dwFrameInterval( 1) <text:s text:c="11"/>500000</text:p>
      <text:p text:style-name="P1"><text:s text:c="8"/>dwFrameInterval( 2) <text:s text:c="11"/>666666</text:p>
      <text:p text:style-name="P1"><text:s text:c="8"/>dwFrameInterval( 3) <text:s text:c="10"/>1000000</text:p>
      <text:p text:style-name="P1"><text:s text:c="8"/>dwFrameInterval( 4) <text:s text:c="10"/>1333333</text:p>
      <text:p text:style-name="P1"><text:s text:c="8"/>dwFrameInterval( 5) <text:s text:c="10"/>2000000</text:p>
      <text:p text:style-name="P1"><text:s text:c="6"/>VideoStreaming Interface Descriptor:</text:p>
      <text:p text:style-name="P1"><text:s text:c="8"/>bLength <text:s text:c="27"/>50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2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864</text:p>
      <text:p text:style-name="P1"><text:s text:c="8"/>wHeight <text:s text:c="26"/>480</text:p>
      <text:p text:style-name="P1"><text:s text:c="8"/>dwMinBitRate <text:s text:c="16"/>33177600</text:p>
      <text:p text:style-name="P1"><text:s text:c="8"/>dwMaxBitRate <text:s text:c="15"/>159252480</text:p>
      <text:p text:style-name="P1"><text:s text:c="8"/>dwMaxVideoFrameBufferSize <text:s text:c="5"/>829440</text:p>
      <text:p text:style-name="P1"><text:s text:c="8"/>dwDefaultFrameInterval <text:s text:c="8"/>416666</text:p>
      <text:p text:style-name="P1"><text:s text:c="8"/>bFrameIntervalType <text:s text:c="17"/>6</text:p>
      <text:p text:style-name="P1"><text:s text:c="8"/>dwFrameInterval( 0) <text:s text:c="11"/>416666</text:p>
      <text:p text:style-name="P1"><text:s text:c="8"/>dwFrameInterval( 1) <text:s text:c="11"/>500000</text:p>
      <text:p text:style-name="P1"><text:s text:c="8"/>dwFrameInterval( 2) <text:s text:c="11"/>666666</text:p>
      <text:p text:style-name="P1"><text:s text:c="8"/>dwFrameInterval( 3) <text:s text:c="10"/>1000000</text:p>
      <text:p text:style-name="P1"><text:s text:c="8"/>dwFrameInterval( 4) <text:s text:c="10"/>1333333</text:p>
      <text:p text:style-name="P1"><text:s text:c="8"/>dwFrameInterval( 5) <text:s text:c="10"/>2000000</text:p>
      <text:p text:style-name="P1"><text:s text:c="6"/>VideoStreaming Interface Descriptor:</text:p>
      <text:p text:style-name="P1"><text:s text:c="8"/>bLength <text:s text:c="27"/>42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3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960</text:p>
      <text:p text:style-name="P1"><text:s text:c="8"/>wHeight <text:s text:c="26"/>720</text:p>
      <text:p text:style-name="P1"><text:s text:c="8"/>dwMinBitRate <text:s text:c="16"/>55296000</text:p>
      <text:p text:style-name="P1"><text:s text:c="8"/>dwMaxBitRate <text:s text:c="15"/>165888000</text:p>
      <text:p text:style-name="P1"><text:s text:c="8"/>dwMaxVideoFrameBufferSize <text:s text:c="4"/>1382400</text:p>
      <text:p text:style-name="P1"><text:s text:c="8"/>dwDefaultFrameInterval <text:s text:c="8"/>666666</text:p>
      <text:p text:style-name="P1"><text:s text:c="8"/>bFrameIntervalType <text:s text:c="17"/>4</text:p>
      <text:p text:style-name="P1"><text:s text:c="8"/>dwFrameInterval( 0) <text:s text:c="11"/>666666</text:p>
      <text:p text:style-name="P1"><text:s text:c="8"/>dwFrameInterval( 1) <text:s text:c="10"/>1000000</text:p>
      <text:p text:style-name="P1"><text:s text:c="8"/>dwFrameInterval( 2) <text:s text:c="10"/>1333333</text:p>
      <text:p text:style-name="P1"><text:s text:c="8"/>dwFrameInterval( 3) <text:s text:c="10"/>2000000</text:p>
      <text:p text:style-name="P1"><text:s text:c="6"/>VideoStreaming Interface Descriptor:</text:p>
      <text:p text:style-name="P1"><text:s text:c="8"/>bLength <text:s text:c="27"/>42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4</text:p>
      <text:p text:style-name="P1"><text:s text:c="8"/>bmCapabilities <text:s text:c="18"/>0x00</text:p>
      <text:p text:style-name="P1"><text:s text:c="10"/>Still image unsupported</text:p>
      <text:p text:style-name="P1"><text:soft-page-break/><text:s text:c="8"/>wWidth <text:s text:c="26"/>1024</text:p>
      <text:p text:style-name="P1"><text:s text:c="8"/>wHeight <text:s text:c="26"/>576</text:p>
      <text:p text:style-name="P1"><text:s text:c="8"/>dwMinBitRate <text:s text:c="16"/>47185920</text:p>
      <text:p text:style-name="P1"><text:s text:c="8"/>dwMaxBitRate <text:s text:c="15"/>141557760</text:p>
      <text:p text:style-name="P1"><text:s text:c="8"/>dwMaxVideoFrameBufferSize <text:s text:c="4"/>1179648</text:p>
      <text:p text:style-name="P1"><text:s text:c="8"/>dwDefaultFrameInterval <text:s text:c="8"/>666666</text:p>
      <text:p text:style-name="P1"><text:s text:c="8"/>bFrameIntervalType <text:s text:c="17"/>4</text:p>
      <text:p text:style-name="P1"><text:s text:c="8"/>dwFrameInterval( 0) <text:s text:c="11"/>666666</text:p>
      <text:p text:style-name="P1"><text:s text:c="8"/>dwFrameInterval( 1) <text:s text:c="10"/>1000000</text:p>
      <text:p text:style-name="P1"><text:s text:c="8"/>dwFrameInterval( 2) <text:s text:c="10"/>1333333</text:p>
      <text:p text:style-name="P1"><text:s text:c="8"/>dwFrameInterval( 3) <text:s text:c="10"/>2000000</text:p>
      <text:p text:style-name="P1"><text:s text:c="6"/>VideoStreaming Interface Descriptor:</text:p>
      <text:p text:style-name="P1"><text:s text:c="8"/>bLength <text:s text:c="27"/>38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5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280</text:p>
      <text:p text:style-name="P1"><text:s text:c="8"/>wHeight <text:s text:c="26"/>720</text:p>
      <text:p text:style-name="P1"><text:s text:c="8"/>dwMinBitRate <text:s text:c="16"/>73728000</text:p>
      <text:p text:style-name="P1"><text:s text:c="8"/>dwMaxBitRate <text:s text:c="15"/>147456000</text:p>
      <text:p text:style-name="P1"><text:s text:c="8"/>dwMaxVideoFrameBufferSize <text:s text:c="4"/>1843200</text:p>
      <text:p text:style-name="P1"><text:s text:c="8"/>dwDefaultFrameInterval <text:s text:c="7"/>1000000</text:p>
      <text:p text:style-name="P1"><text:s text:c="8"/>bFrameIntervalType <text:s text:c="17"/>3</text:p>
      <text:p text:style-name="P1"><text:s text:c="8"/>dwFrameInterval( 0) <text:s text:c="10"/>1000000</text:p>
      <text:p text:style-name="P1"><text:s text:c="8"/>dwFrameInterval( 1) <text:s text:c="10"/>1333333</text:p>
      <text:p text:style-name="P1"><text:s text:c="8"/>dwFrameInterval( 2) <text:s text:c="10"/>2000000</text:p>
      <text:p text:style-name="P1"><text:s text:c="6"/>VideoStreaming Interface Descriptor:</text:p>
      <text:p text:style-name="P1"><text:s text:c="8"/>bLength <text:s text:c="27"/>34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6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600</text:p>
      <text:p text:style-name="P1"><text:s text:c="8"/>wHeight <text:s text:c="26"/>896</text:p>
      <text:p text:style-name="P1"><text:s text:c="8"/>dwMinBitRate <text:s text:c="15"/>114688000</text:p>
      <text:p text:style-name="P1"><text:s text:c="8"/>dwMaxBitRate <text:s text:c="15"/>172032000</text:p>
      <text:p text:style-name="P1"><text:s text:c="8"/>dwMaxVideoFrameBufferSize <text:s text:c="4"/>2867200</text:p>
      <text:p text:style-name="P1"><text:s text:c="8"/>dwDefaultFrameInterval <text:s text:c="7"/>1333333</text:p>
      <text:p text:style-name="P1"><text:s text:c="8"/>bFrameIntervalType <text:s text:c="17"/>2</text:p>
      <text:p text:style-name="P1"><text:s text:c="8"/>dwFrameInterval( 0) <text:s text:c="10"/>1333333</text:p>
      <text:p text:style-name="P1"><text:s text:c="8"/>dwFrameInterval( 1) <text:s text:c="10"/>2000000</text:p>
      <text:p text:style-name="P1"><text:s text:c="6"/>VideoStreaming Interface Descriptor:</text:p>
      <text:p text:style-name="P1"><text:s text:c="8"/>bLength <text:s text:c="27"/>30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7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920</text:p>
      <text:p text:style-name="P1"><text:soft-page-break/><text:s text:c="8"/>wHeight <text:s text:c="25"/>1080</text:p>
      <text:p text:style-name="P1"><text:s text:c="8"/>dwMinBitRate <text:s text:c="15"/>165888000</text:p>
      <text:p text:style-name="P1"><text:s text:c="8"/>dwMaxBitRate <text:s text:c="15"/>165888000</text:p>
      <text:p text:style-name="P1"><text:s text:c="8"/>dwMaxVideoFrameBufferSize <text:s text:c="4"/>4147200</text:p>
      <text:p text:style-name="P1"><text:s text:c="8"/>dwDefaultFrameInterval <text:s text:c="7"/>2000000</text:p>
      <text:p text:style-name="P1"><text:s text:c="8"/>bFrameIntervalType <text:s text:c="17"/>1</text:p>
      <text:p text:style-name="P1"><text:s text:c="8"/>dwFrameInterval( 0) <text:s text:c="10"/>2000000</text:p>
      <text:p text:style-name="P1"><text:s text:c="6"/>VideoStreaming Interface Descriptor:</text:p>
      <text:p text:style-name="P1"><text:s text:c="8"/>bLength <text:s text:c="27"/>30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8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2304</text:p>
      <text:p text:style-name="P1"><text:s text:c="8"/>wHeight <text:s text:c="25"/>1296</text:p>
      <text:p text:style-name="P1"><text:s text:c="8"/>dwMinBitRate <text:s text:c="15"/>238878720</text:p>
      <text:p text:style-name="P1"><text:s text:c="8"/>dwMaxBitRate <text:s text:c="15"/>238878720</text:p>
      <text:p text:style-name="P1"><text:s text:c="8"/>dwMaxVideoFrameBufferSize <text:s text:c="4"/>5971968</text:p>
      <text:p text:style-name="P1"><text:s text:c="8"/>dwDefaultFrameInterval <text:s text:c="7"/>4999998</text:p>
      <text:p text:style-name="P1"><text:s text:c="8"/>bFrameIntervalType <text:s text:c="17"/>1</text:p>
      <text:p text:style-name="P1"><text:s text:c="8"/>dwFrameInterval( 0) <text:s text:c="10"/>4999998</text:p>
      <text:p text:style-name="P1"><text:s text:c="6"/>VideoStreaming Interface Descriptor:</text:p>
      <text:p text:style-name="P1"><text:s text:c="8"/>bLength <text:s text:c="27"/>30</text:p>
      <text:p text:style-name="P1"><text:s text:c="8"/>bDescriptorType <text:s text:c="19"/>36</text:p>
      <text:p text:style-name="P1"><text:s text:c="8"/>bDescriptorSubtype <text:s text:c="17"/>5 (FRAME_UNCOMPRESSED)</text:p>
      <text:p text:style-name="P1"><text:s text:c="8"/>bFrameIndex <text:s text:c="23"/>19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2304</text:p>
      <text:p text:style-name="P1"><text:s text:c="8"/>wHeight <text:s text:c="25"/>1536</text:p>
      <text:p text:style-name="P1"><text:s text:c="8"/>dwMinBitRate <text:s text:c="15"/>283115520</text:p>
      <text:p text:style-name="P1"><text:s text:c="8"/>dwMaxBitRate <text:s text:c="15"/>283115520</text:p>
      <text:p text:style-name="P1"><text:s text:c="8"/>dwMaxVideoFrameBufferSize <text:s text:c="4"/>7077888</text:p>
      <text:p text:style-name="P1"><text:s text:c="8"/>dwDefaultFrameInterval <text:s text:c="7"/>4999998</text:p>
      <text:p text:style-name="P1"><text:s text:c="8"/>bFrameIntervalType <text:s text:c="17"/>1</text:p>
      <text:p text:style-name="P1"><text:s text:c="8"/>dwFrameInterval( 0) <text:s text:c="10"/>4999998</text:p>
      <text:p text:style-name="P1"><text:s text:c="6"/>VideoStreaming Interface Descriptor:</text:p>
      <text:p text:style-name="P1"><text:s text:c="8"/>bLength <text:s text:c="28"/>6</text:p>
      <text:p text:style-name="P1"><text:s text:c="8"/>bDescriptorType <text:s text:c="19"/>36</text:p>
      <text:p text:style-name="P1"><text:s text:c="8"/>bDescriptorSubtype <text:s text:c="16"/>13 (COLORFORMAT)</text:p>
      <text:p text:style-name="P1"><text:s text:c="8"/>bColorPrimaries <text:s text:c="20"/>1 (BT.709,sRGB)</text:p>
      <text:p text:style-name="P1"><text:s text:c="8"/>bTransferCharacteristics <text:s text:c="11"/>1 (BT.709)</text:p>
      <text:p text:style-name="P1"><text:s text:c="8"/>bMatrixCoefficients <text:s text:c="16"/>4 (SMPTE 170M (BT.601))</text:p>
      <text:p text:style-name="P1"><text:s text:c="6"/>VideoStreaming Interface Descriptor:</text:p>
      <text:p text:style-name="P1"><text:s text:c="8"/>bLength <text:s text:c="27"/>11</text:p>
      <text:p text:style-name="P1"><text:s text:c="8"/>bDescriptorType <text:s text:c="19"/>36</text:p>
      <text:p text:style-name="P1"><text:s text:c="8"/>bDescriptorSubtype <text:s text:c="17"/>6 (FORMAT_MJPEG)</text:p>
      <text:p text:style-name="P1"><text:s text:c="8"/>bFormatIndex <text:s text:c="23"/>2</text:p>
      <text:p text:style-name="P1"><text:s text:c="8"/>bNumFrameDescriptors <text:s text:c="14"/>17</text:p>
      <text:p text:style-name="P1"><text:s text:c="8"/>bFlags <text:s text:c="29"/>1</text:p>
      <text:p text:style-name="P1"><text:s text:c="10"/>Fixed-size samples: Yes</text:p>
      <text:p text:style-name="P1"><text:soft-page-break/><text:s text:c="8"/>bDefaultFrameIndex <text:s text:c="17"/>1</text:p>
      <text:p text:style-name="P1"><text:s text:c="8"/>bAspectRatioX <text:s text:c="22"/>0</text:p>
      <text:p text:style-name="P1"><text:s text:c="8"/>bAspectRatioY <text:s text:c="22"/>0</text:p>
      <text:p text:style-name="P1"><text:s text:c="8"/>bmInterlaceFlags <text:s text:c="16"/>0x00</text:p>
      <text:p text:style-name="P1"><text:s text:c="10"/>Interlaced stream or variable: No</text:p>
      <text:p text:style-name="P1"><text:s text:c="10"/>Fields per frame: 1 fields</text:p>
      <text:p text:style-name="P1"><text:s text:c="10"/>Field 1 first: No</text:p>
      <text:p text:style-name="P1"><text:s text:c="10"/>Field pattern: Field 1 only</text:p>
      <text:p text:style-name="P1"><text:s text:c="10"/>bCopyProtect <text:s text:c="21"/>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1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640</text:p>
      <text:p text:style-name="P1"><text:s text:c="8"/>wHeight <text:s text:c="26"/>480</text:p>
      <text:p text:style-name="P1"><text:s text:c="8"/>dwMinBitRate <text:s text:c="16"/>24576000</text:p>
      <text:p text:style-name="P1"><text:s text:c="8"/>dwMaxBitRate <text:s text:c="15"/>147456000</text:p>
      <text:p text:style-name="P1"><text:s text:c="8"/>dwMaxVideoFrameBufferSize <text:s text:c="5"/>6144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2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160</text:p>
      <text:p text:style-name="P1"><text:s text:c="8"/>wHeight <text:s text:c="27"/>90</text:p>
      <text:p text:style-name="P1"><text:s text:c="8"/>dwMinBitRate <text:s text:c="17"/>1152000</text:p>
      <text:p text:style-name="P1"><text:s text:c="8"/>dwMaxBitRate <text:s text:c="17"/>6912000</text:p>
      <text:p text:style-name="P1"><text:s text:c="8"/>dwMaxVideoFrameBufferSize <text:s text:c="6"/>288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oft-page-break/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3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160</text:p>
      <text:p text:style-name="P1"><text:s text:c="8"/>wHeight <text:s text:c="26"/>120</text:p>
      <text:p text:style-name="P1"><text:s text:c="8"/>dwMinBitRate <text:s text:c="17"/>1536000</text:p>
      <text:p text:style-name="P1"><text:s text:c="8"/>dwMaxBitRate <text:s text:c="17"/>9216000</text:p>
      <text:p text:style-name="P1"><text:s text:c="8"/>dwMaxVideoFrameBufferSize <text:s text:c="6"/>384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4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176</text:p>
      <text:p text:style-name="P1"><text:s text:c="8"/>wHeight <text:s text:c="26"/>144</text:p>
      <text:p text:style-name="P1"><text:s text:c="8"/>dwMinBitRate <text:s text:c="17"/>2027520</text:p>
      <text:p text:style-name="P1"><text:s text:c="8"/>dwMaxBitRate <text:s text:c="16"/>12165120</text:p>
      <text:p text:style-name="P1"><text:s text:c="8"/>dwMaxVideoFrameBufferSize <text:s text:c="6"/>50688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5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320</text:p>
      <text:p text:style-name="P1"><text:s text:c="8"/>wHeight <text:s text:c="26"/>180</text:p>
      <text:p text:style-name="P1"><text:s text:c="8"/>dwMinBitRate <text:s text:c="17"/>4608000</text:p>
      <text:p text:style-name="P1"><text:s text:c="8"/>dwMaxBitRate <text:s text:c="16"/>27648000</text:p>
      <text:p text:style-name="P1"><text:soft-page-break/><text:s text:c="8"/>dwMaxVideoFrameBufferSize <text:s text:c="5"/>1152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6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320</text:p>
      <text:p text:style-name="P1"><text:s text:c="8"/>wHeight <text:s text:c="26"/>240</text:p>
      <text:p text:style-name="P1"><text:s text:c="8"/>dwMinBitRate <text:s text:c="17"/>6144000</text:p>
      <text:p text:style-name="P1"><text:s text:c="8"/>dwMaxBitRate <text:s text:c="16"/>36864000</text:p>
      <text:p text:style-name="P1"><text:s text:c="8"/>dwMaxVideoFrameBufferSize <text:s text:c="5"/>1536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7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352</text:p>
      <text:p text:style-name="P1"><text:s text:c="8"/>wHeight <text:s text:c="26"/>288</text:p>
      <text:p text:style-name="P1"><text:s text:c="8"/>dwMinBitRate <text:s text:c="17"/>8110080</text:p>
      <text:p text:style-name="P1"><text:s text:c="8"/>dwMaxBitRate <text:s text:c="16"/>48660480</text:p>
      <text:p text:style-name="P1"><text:s text:c="8"/>dwMaxVideoFrameBufferSize <text:s text:c="5"/>202752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oft-page-break/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8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432</text:p>
      <text:p text:style-name="P1"><text:s text:c="8"/>wHeight <text:s text:c="26"/>240</text:p>
      <text:p text:style-name="P1"><text:s text:c="8"/>dwMinBitRate <text:s text:c="17"/>8294400</text:p>
      <text:p text:style-name="P1"><text:s text:c="8"/>dwMaxBitRate <text:s text:c="16"/>49766400</text:p>
      <text:p text:style-name="P1"><text:s text:c="8"/>dwMaxVideoFrameBufferSize <text:s text:c="5"/>20736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4"/>9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640</text:p>
      <text:p text:style-name="P1"><text:s text:c="8"/>wHeight <text:s text:c="26"/>360</text:p>
      <text:p text:style-name="P1"><text:s text:c="8"/>dwMinBitRate <text:s text:c="16"/>18432000</text:p>
      <text:p text:style-name="P1"><text:s text:c="8"/>dwMaxBitRate <text:s text:c="15"/>110592000</text:p>
      <text:p text:style-name="P1"><text:s text:c="8"/>dwMaxVideoFrameBufferSize <text:s text:c="5"/>4608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0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800</text:p>
      <text:p text:style-name="P1"><text:s text:c="8"/>wHeight <text:s text:c="26"/>448</text:p>
      <text:p text:style-name="P1"><text:s text:c="8"/>dwMinBitRate <text:s text:c="16"/>28672000</text:p>
      <text:p text:style-name="P1"><text:soft-page-break/><text:s text:c="8"/>dwMaxBitRate <text:s text:c="15"/>172032000</text:p>
      <text:p text:style-name="P1"><text:s text:c="8"/>dwMaxVideoFrameBufferSize <text:s text:c="5"/>7168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1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800</text:p>
      <text:p text:style-name="P1"><text:s text:c="8"/>wHeight <text:s text:c="26"/>600</text:p>
      <text:p text:style-name="P1"><text:s text:c="8"/>dwMinBitRate <text:s text:c="16"/>38400000</text:p>
      <text:p text:style-name="P1"><text:s text:c="8"/>dwMaxBitRate <text:s text:c="15"/>230400000</text:p>
      <text:p text:style-name="P1"><text:s text:c="8"/>dwMaxVideoFrameBufferSize <text:s text:c="5"/>9600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2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864</text:p>
      <text:p text:style-name="P1"><text:s text:c="8"/>wHeight <text:s text:c="26"/>480</text:p>
      <text:p text:style-name="P1"><text:s text:c="8"/>dwMinBitRate <text:s text:c="16"/>33177600</text:p>
      <text:p text:style-name="P1"><text:s text:c="8"/>dwMaxBitRate <text:s text:c="15"/>199065600</text:p>
      <text:p text:style-name="P1"><text:s text:c="8"/>dwMaxVideoFrameBufferSize <text:s text:c="5"/>82944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oft-page-break/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3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7"/>960</text:p>
      <text:p text:style-name="P1"><text:s text:c="8"/>wHeight <text:s text:c="26"/>720</text:p>
      <text:p text:style-name="P1"><text:s text:c="8"/>dwMinBitRate <text:s text:c="16"/>55296000</text:p>
      <text:p text:style-name="P1"><text:s text:c="8"/>dwMaxBitRate <text:s text:c="15"/>331776000</text:p>
      <text:p text:style-name="P1"><text:s text:c="8"/>dwMaxVideoFrameBufferSize <text:s text:c="4"/>13824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4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024</text:p>
      <text:p text:style-name="P1"><text:s text:c="8"/>wHeight <text:s text:c="26"/>576</text:p>
      <text:p text:style-name="P1"><text:s text:c="8"/>dwMinBitRate <text:s text:c="16"/>47185920</text:p>
      <text:p text:style-name="P1"><text:s text:c="8"/>dwMaxBitRate <text:s text:c="15"/>283115520</text:p>
      <text:p text:style-name="P1"><text:s text:c="8"/>dwMaxVideoFrameBufferSize <text:s text:c="4"/>1179648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5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280</text:p>
      <text:p text:style-name="P1"><text:s text:c="8"/>wHeight <text:s text:c="26"/>720</text:p>
      <text:p text:style-name="P1"><text:soft-page-break/><text:s text:c="8"/>dwMinBitRate <text:s text:c="16"/>73728000</text:p>
      <text:p text:style-name="P1"><text:s text:c="8"/>dwMaxBitRate <text:s text:c="15"/>442368000</text:p>
      <text:p text:style-name="P1"><text:s text:c="8"/>dwMaxVideoFrameBufferSize <text:s text:c="4"/>18432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6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600</text:p>
      <text:p text:style-name="P1"><text:s text:c="8"/>wHeight <text:s text:c="26"/>896</text:p>
      <text:p text:style-name="P1"><text:s text:c="8"/>dwMinBitRate <text:s text:c="15"/>114688000</text:p>
      <text:p text:style-name="P1"><text:s text:c="8"/>dwMaxBitRate <text:s text:c="15"/>688128000</text:p>
      <text:p text:style-name="P1"><text:s text:c="8"/>dwMaxVideoFrameBufferSize <text:s text:c="4"/>28672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7"/>54</text:p>
      <text:p text:style-name="P1"><text:s text:c="8"/>bDescriptorType <text:s text:c="19"/>36</text:p>
      <text:p text:style-name="P1"><text:s text:c="8"/>bDescriptorSubtype <text:s text:c="17"/>7 (FRAME_MJPEG)</text:p>
      <text:p text:style-name="P1"><text:s text:c="8"/>bFrameIndex <text:s text:c="23"/>17</text:p>
      <text:p text:style-name="P1"><text:s text:c="8"/>bmCapabilities <text:s text:c="18"/>0x00</text:p>
      <text:p text:style-name="P1"><text:s text:c="10"/>Still image unsupported</text:p>
      <text:p text:style-name="P1"><text:s text:c="8"/>wWidth <text:s text:c="26"/>1920</text:p>
      <text:p text:style-name="P1"><text:s text:c="8"/>wHeight <text:s text:c="25"/>1080</text:p>
      <text:p text:style-name="P1"><text:s text:c="8"/>dwMinBitRate <text:s text:c="15"/>165888000</text:p>
      <text:p text:style-name="P1"><text:s text:c="8"/>dwMaxBitRate <text:s text:c="15"/>995328000</text:p>
      <text:p text:style-name="P1"><text:s text:c="8"/>dwMaxVideoFrameBufferSize <text:s text:c="4"/>4147200</text:p>
      <text:p text:style-name="P1"><text:s text:c="8"/>dwDefaultFrameInterval <text:s text:c="8"/>333333</text:p>
      <text:p text:style-name="P1"><text:s text:c="8"/>bFrameIntervalType <text:s text:c="17"/>7</text:p>
      <text:p text:style-name="P1"><text:s text:c="8"/>dwFrameInterval( 0) <text:s text:c="11"/>333333</text:p>
      <text:p text:style-name="P1"><text:s text:c="8"/>dwFrameInterval( 1) <text:s text:c="11"/>416666</text:p>
      <text:p text:style-name="P1"><text:s text:c="8"/>dwFrameInterval( 2) <text:s text:c="11"/>500000</text:p>
      <text:p text:style-name="P1"><text:s text:c="8"/>dwFrameInterval( 3) <text:s text:c="11"/>666666</text:p>
      <text:p text:style-name="P1"><text:s text:c="8"/>dwFrameInterval( 4) <text:s text:c="10"/>1000000</text:p>
      <text:p text:style-name="P1"><text:soft-page-break/><text:s text:c="8"/>dwFrameInterval( 5) <text:s text:c="10"/>1333333</text:p>
      <text:p text:style-name="P1"><text:s text:c="8"/>dwFrameInterval( 6) <text:s text:c="10"/>2000000</text:p>
      <text:p text:style-name="P1"><text:s text:c="6"/>VideoStreaming Interface Descriptor:</text:p>
      <text:p text:style-name="P1"><text:s text:c="8"/>bLength <text:s text:c="28"/>6</text:p>
      <text:p text:style-name="P1"><text:s text:c="8"/>bDescriptorType <text:s text:c="19"/>36</text:p>
      <text:p text:style-name="P1"><text:s text:c="8"/>bDescriptorSubtype <text:s text:c="16"/>13 (COLORFORMAT)</text:p>
      <text:p text:style-name="P1"><text:s text:c="8"/>bColorPrimaries <text:s text:c="20"/>1 (BT.709,sRGB)</text:p>
      <text:p text:style-name="P1"><text:s text:c="8"/>bTransferCharacteristics <text:s text:c="11"/>1 (BT.709)</text:p>
      <text:p text:style-name="P1"><text:s text:c="8"/>bMatrixCoefficients <text:s text:c="16"/>4 (SMPTE 170M (BT.601))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1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0c0 <text:s/>1x 192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2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180 <text:s/>1x 384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oft-page-break/><text:s text:c="6"/>bInterfaceNumber <text:s text:c="7"/>1</text:p>
      <text:p text:style-name="P1"><text:s text:c="6"/>bAlternateSetting <text:s text:c="6"/>3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200 <text:s/>1x 512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4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280 <text:s/>1x 640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5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oft-page-break/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320 <text:s/>1x 800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6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3b0 <text:s/>1x 944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7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a80 <text:s/>2x 640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8</text:p>
      <text:p text:style-name="P1"><text:s text:c="6"/>bNumEndpoints <text:s text:c="10"/>1</text:p>
      <text:p text:style-name="P1"><text:s text:c="6"/>bInterfaceClass <text:s text:c="7"/>14 Video</text:p>
      <text:p text:style-name="P1"><text:soft-page-break/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b20 <text:s/>2x 800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6"/>9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0be0 <text:s/>2x 992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5"/>10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1380 <text:s/>3x 896 bytes</text:p>
      <text:p text:style-name="P1"><text:soft-page-break/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1</text:p>
      <text:p text:style-name="P1"><text:s text:c="6"/>bAlternateSetting <text:s text:c="5"/>11</text:p>
      <text:p text:style-name="P1"><text:s text:c="6"/>bNumEndpoints <text:s text:c="10"/>1</text:p>
      <text:p text:style-name="P1"><text:s text:c="6"/>bInterfaceClass <text:s text:c="7"/>14 Video</text:p>
      <text:p text:style-name="P1"><text:s text:c="6"/>bInterfaceSubClass <text:s text:c="5"/>2 Video Streaming</text:p>
      <text:p text:style-name="P1"><text:s text:c="6"/>bInterfaceProtocol <text:s text:c="5"/>0 </text:p>
      <text:p text:style-name="P1"><text:s text:c="6"/>iInterface <text:s text:c="13"/>0 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5</text:p>
      <text:p text:style-name="P1"><text:s text:c="10"/>Transfer Type <text:s text:c="11"/>Isochronous</text:p>
      <text:p text:style-name="P1"><text:s text:c="10"/>Synch Type <text:s text:c="14"/>Asynchronous</text:p>
      <text:p text:style-name="P1"><text:s text:c="10"/>Usage Type <text:s text:c="14"/>Data</text:p>
      <text:p text:style-name="P1"><text:s text:c="8"/>wMaxPacketSize <text:s text:c="4"/>0x13fc <text:s/>3x 1020 bytes</text:p>
      <text:p text:style-name="P1"><text:s text:c="8"/>bInterval <text:s text:c="14"/>1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2</text:p>
      <text:p text:style-name="P1"><text:s text:c="6"/>bAlternateSetting <text:s text:c="6"/>0</text:p>
      <text:p text:style-name="P1"><text:s text:c="6"/>bNumEndpoints <text:s text:c="10"/>1</text:p>
      <text:p text:style-name="P1"><text:s text:c="6"/>bInterfaceClass <text:s text:c="8"/>3 Human Interface Device</text:p>
      <text:p text:style-name="P1"><text:s text:c="6"/>bInterfaceSubClass <text:s text:c="5"/>0 No Subclass</text:p>
      <text:p text:style-name="P1"><text:s text:c="6"/>bInterfaceProtocol <text:s text:c="5"/>0 None</text:p>
      <text:p text:style-name="P1"><text:s text:c="6"/>iInterface <text:s text:c="13"/>0 </text:p>
      <text:p text:style-name="P1"><text:s text:c="8"/>HID Device Descriptor:</text:p>
      <text:p text:style-name="P1"><text:s text:c="10"/>bLength <text:s text:c="16"/>9</text:p>
      <text:p text:style-name="P1"><text:s text:c="10"/>bDescriptorType <text:s text:c="7"/>33</text:p>
      <text:p text:style-name="P1"><text:s text:c="10"/>bcdHID <text:s text:c="14"/>1.11</text:p>
      <text:p text:style-name="P1"><text:s text:c="10"/>bCountryCode <text:s text:c="11"/>0 Not supported</text:p>
      <text:p text:style-name="P1"><text:s text:c="10"/>bNumDescriptors <text:s text:c="8"/>1</text:p>
      <text:p text:style-name="P1"><text:s text:c="10"/>bDescriptorType <text:s text:c="7"/>34 Report</text:p>
      <text:p text:style-name="P1"><text:s text:c="10"/>wDescriptorLength <text:s text:c="5"/>34</text:p>
      <text:p text:style-name="P1"><text:s text:c="9"/>Report Descriptors: </text:p>
      <text:p text:style-name="P1"><text:s text:c="11"/>** UNAVAILABLE **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82 <text:s/>EP 2 IN</text:p>
      <text:p text:style-name="P1"><text:s text:c="8"/>bmAttributes <text:s text:c="11"/>3</text:p>
      <text:p text:style-name="P1"><text:s text:c="10"/>Transfer Type <text:s text:c="11"/>Interrupt</text:p>
      <text:p text:style-name="P1"><text:s text:c="10"/>Synch Type <text:s text:c="14"/>None</text:p>
      <text:p text:style-name="P1"><text:s text:c="10"/>Usage Type <text:s text:c="14"/>Data</text:p>
      <text:p text:style-name="P1"><text:s text:c="8"/>wMaxPacketSize <text:s text:c="4"/>0x0002 <text:s/>1x 2 bytes</text:p>
      <text:p text:style-name="P1"><text:s text:c="8"/>bInterval <text:s text:c="13"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36:13.629666295</meta:creation-date>
    <dc:date>2018-04-11T09:41:04.742743079</dc:date>
    <meta:editing-duration>PT3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4" meta:paragraph-count="1244" meta:word-count="3102" meta:character-count="51652" meta:non-whitespace-character-count="25233"/>
  </office:meta>
</office:document-meta>
</file>